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49cf6" officeooo:paragraph-rsid="00149cf6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49cf6" officeooo:paragraph-rsid="00149cf6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1c4232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149cf6" officeooo:paragraph-rsid="00149cf6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149cf6" officeooo:paragraph-rsid="001f33bc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88849" officeooo:paragraph-rsid="00188849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9c5de" officeooo:paragraph-rsid="0019c5de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b4d9e" officeooo:paragraph-rsid="001b4d9e" style:font-weight-asian="bold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normal" officeooo:rsid="00149cf6" officeooo:paragraph-rsid="0015d809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normal" officeooo:rsid="001c4232" officeooo:paragraph-rsid="001c4232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72306" officeooo:paragraph-rsid="00172306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88849" officeooo:paragraph-rsid="00188849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9c5de" officeooo:paragraph-rsid="0019c5de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b4d9e" officeooo:paragraph-rsid="001b4d9e" style:font-weight-asian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weight="normal" officeooo:rsid="001e6c97" officeooo:paragraph-rsid="001e6c97" style:font-weight-asian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normal" officeooo:rsid="0015d809" officeooo:paragraph-rsid="001d6c6c" style:font-weight-asian="normal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weight="normal" officeooo:rsid="001f33bc" officeooo:paragraph-rsid="001f33bc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weight="normal" officeooo:rsid="001b4d9e" officeooo:paragraph-rsid="001c4232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font-weight="normal" officeooo:rsid="001c4232" officeooo:paragraph-rsid="001c4232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font-weight="normal" officeooo:rsid="00172306" officeooo:paragraph-rsid="001fb5b7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font-weight="bold" officeooo:rsid="001b4d9e" officeooo:paragraph-rsid="001b4d9e" style:font-weight-asian="bold" style:font-weight-complex="bold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weight="bold" officeooo:rsid="001c4232" officeooo:paragraph-rsid="001c4232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149cf6" style:font-weight-asian="bold" style:font-weight-complex="bold"/>
    </style:style>
    <style:style style:name="T3" style:family="text">
      <style:text-properties style:font-name="Times New Roman" fo:font-weight="bold" officeooo:rsid="001c4232" style:font-weight-asian="bold" style:font-weight-complex="bold"/>
    </style:style>
    <style:style style:name="T4" style:family="text">
      <style:text-properties style:font-name="Times New Roman" officeooo:rsid="00149cf6"/>
    </style:style>
    <style:style style:name="T5" style:family="text">
      <style:text-properties style:font-name="Times New Roman" fo:font-weight="normal" officeooo:rsid="001c4232" style:font-weight-asian="normal" style:font-weight-complex="normal"/>
    </style:style>
    <style:style style:name="T6" style:family="text">
      <style:text-properties style:font-name="Times New Roman" officeooo:rsid="001c4232"/>
    </style:style>
    <style:style style:name="T7" style:family="text">
      <style:text-properties style:font-name="Times New Roman" officeooo:rsid="001d6c6c"/>
    </style:style>
    <style:style style:name="T8" style:family="text">
      <style:text-properties style:font-name="Times New Roman" officeooo:rsid="001fb5b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1c4232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ITULO 2 – INTRODUÇÃO AO SISTEMAS DE INFORMAÇÃO</text:p>
      <text:p text:style-name="P1"/>
      <text:p text:style-name="P2">Ao concluir este capítulo, você será capaz de responder às seguintes perguntas:</text:p>
      <text:p text:style-name="P2"/>
      <text:list xml:id="list2145496894" text:style-name="L1">
        <text:list-item>
          <text:p text:style-name="P4">Quais as principais características de um negócio que são relevantes para a compreensão do papel dos sistemas de informação?</text:p>
          <text:p text:style-name="P15"><text:span text:style-name="T4">Uma empresa é uma organização formal complexa cujo objetivo é produzir produtos ou serviços com finalidade de lucro. As empresas têm funções especializadas, como finanças e contabilidade, recursos humanos, manufatura e produção, e vendas e marketing. Elas estão organizadas hierarquicamente em níveis. Um processo de negócios é um conjunto de atividades logicamente </text:span><text:span text:style-name="T1">r</text:span><text:span text:style-name="T4">elacionado que define como tarefas organizacionais específicas são executadas. Cada empresa precisa monitorar seu ambiente e atuar em conformidade com ele. As cinco entidades básicas com as quais a empresa deve lidar são: fornecedores, clientes, funcionários, faturas/ pagamentos e, obviamente, produtos e serviços. A empresa precisa gerenciar e monitorar muitas outras entidades, mas essas são as mais básicas que formam o alicerce de qualquer empresa.</text:span></text:p>
          <text:p text:style-name="P9"/>
        </text:list-item>
        <text:list-item>
          <text:p text:style-name="P4">Como os sistemas atendem aos diferentes níveis de gerência em um negócio?</text:p>
          <text:p text:style-name="P16"><text:span text:style-name="T4">A</text:span><text:span text:style-name="T1">través da divisão estratégicas de processos de produção, como: O marketing e vendas (identificar clientes, vender o produto), Produção (máquinas, pessoas e processos de produção), Cotabilidade e finanças (transações, faturas, reembolsos e folhas de pagamento), e também recursos humanos (contratação, recrutamento, capacitação e retenção de funcionários). </text:span><text:span text:style-name="T7">Os sistemas que atendem à gerência operacional são os de processamento de transações (SPT), como processamento de folha de pagamentos ou de pedidos, que monitoram o fluxo das transações diárias rotineiras necessárias à condução dos negócios. Os sistemas de BI atendem vários níveis de gerência e ajudam os empregados a tomar decisões baseadas em mais informações. Os sistemas de informações gerenciais (SIG) e os sistemas de apoio à decisão (SAD), por sua vez, dão apoio à gerência média. A maioria dos relatórios dos SIGs condensa informações oriundas dos SPTs e não é muito analítica. Os SADs apoiam as decisões administrativas quando são únicas e se alteram rapidamente utilizando modelos analíticos e recursos avançados de análise de dados. Os sistemas de apoio ao executivo (SAEs) auxiliam a gerência sênior oferecendo dados, frequentemente na forma de gráficos e quadros </text:span><text:soft-page-break/><text:span text:style-name="T7">disponibilizados em portais e painéis, usando diversas fontes de informações internas e externas.</text:span></text:p>
          <text:p text:style-name="P4"/>
        </text:list-item>
        <text:list-item>
          <text:p text:style-name="P4">Como os sistemas integrados melhoram o desempenho organizacional?</text:p>
          <text:p text:style-name="P17"><text:span text:style-name="T4">Os aplicativos integrados são projetados para coordenar as múltiplas funções e processos de negócios. Os sistemas integrados reúnem os processos de negócios internos mais importantes de uma empresa em um único sistema de software para melhorar a coordenação e a tomada de decisão. Os sistemas de gestão da cadeia de suprimentos (SCM) ajudam a empresa a administrar seu relacionamento com os fornecedores, a fim de otimizar o planejamento, a busca de insumos, a fabricação e a entrega de produtos e serviços. Os sistemas de gestão de relacionamento com o cliente (CRM) coordenam os processos de negócios envolvidos nas interações da empresa com os clientes. Os sistemas de gestão do conhecimento permitem às empresas otimizar a criação, o compartilhamento e a distribuição de conhecimento</text:span><text:span text:style-name="T2">.</text:span></text:p>
          <text:p text:style-name="P5"/>
        </text:list-item>
        <text:list-item>
          <text:p text:style-name="P4">Por que os sistemas para colaboração e social business são importantes e quais tecnologias eles utilizam?</text:p>
          <text:p text:style-name="P18"><text:span text:style-name="T4">A colaboração é o trabalho com os outros para alcançar metas explícitas e compartilhadas. Ela se concentra na realização de tarefas ou missões e, normalmente, acontece em uma empresa, ou outra organização, e entre empresas. <text:s/></text:span><text:span text:style-name="T6">Usam tecnologias como: </text:span><text:span text:style-name="T3">Redes sociais</text:span><text:span text:style-name="T6"> (Conectar através dos perfis pessoal e empresarial), </text:span><text:span text:style-name="T3">Crowdsourcing</text:span><text:span text:style-name="T6"> (Aproveitar o conhecimento coletivo para gerar novas ideias e soluções), </text:span><text:span text:style-name="T3">Espaços de trabalho compartilhados</text:span><text:span text:style-name="T6"> (Coordenar projetos e tarefas, criar conteúdo de forma colaborativa), </text:span><text:span text:style-name="T3">Blogs e Wikis</text:span><text:span text:style-name="T6"> (Publicar e rapidamente acessar o conhecimento; discutir opiniões e experiências), </text:span><text:span text:style-name="T3">Comércio social (</text:span><text:span text:style-name="T6">Compartilhar opiniões sobre compras ou comprar através de plataformas sociais), </text:span><text:span text:style-name="T3">Compartilhamento de arquivo (</text:span><text:span text:style-name="T6">Efetuar upload, compartilhar e comentar fotos, vídeos, áudio, documentos de texto), </text:span><text:span text:style-name="T3">Marketing social</text:span><text:span text:style-name="T6"> (Usar a mídia social para interagir com os clientes, auferir as percepções dos clientes) e </text:span><text:span text:style-name="T3">Comunidades</text:span><text:span text:style-name="T6"> (Discutir temas em fóruns abertos, compartilhar experiência)</text:span></text:p>
          <text:p text:style-name="P18"><text:span text:style-name="T1">Isso é possível </text:span><text:span text:style-name="T6">e aprimora</text:span><text:span text:style-name="T1"> a:</text:span></text:p>
          <text:p text:style-name="P21">Produtividade - <text:span text:style-name="T9">Pessoas interagindo e trabalhando juntas podem captar o conhecimento de especialistas e solucionar problemas mais rapidamente do que o mesmo número de pessoas trabalhando sozinhas. Haverá menos erros.</text:span></text:p>
          <text:p text:style-name="P22">Qualidade - <text:span text:style-name="T9">Pessoas trabalhando colaborativamente podem comunicar erros e tomar medidas</text:span></text:p>
          <text:p text:style-name="P19"><text:soft-page-break/>corretivas de forma mais rápida do que quando trabalham sozinhas. Tecnologias colaborativas e sociais ajudam a reduzir os atrasos no projeto e na produção.</text:p>
          <text:p text:style-name="P22">Inovação - <text:span text:style-name="T9">Pessoas trabalhando colaborativamente em grupos podem ter mais ideias inovadoras de produtos, serviços e administração do que o mesmo número de pessoas trabalhand sozinhas. Existem vantagens na diversidade do grupo e na “sabedoria das massas”.</text:span></text:p>
          <text:p text:style-name="P22">Atendimento aos clientes - <text:span text:style-name="T9">Pessoas trabalhando juntas usando ferramentas sociais e de colaboração podem resolver problemas e questões relacionadas a clientes de maneira mais rápida e mais eficiente do que se estivessem trabalhando sozinhas.</text:span></text:p>
          <text:p text:style-name="P3"><text:span text:style-name="T10">Desempenho financeiro </text:span><text:span text:style-name="T2">- </text:span><text:span text:style-name="T5">Como resultado de todos os outros benefícios, empresas colaborativas apresentam melhor desempenho em vendas, crescimento de vendas e lucratividade.</text:span></text:p>
          <text:p text:style-name="P10"/>
        </text:list-item>
        <text:list-item>
          <text:p text:style-name="P4">Qual a função dos sistemas de informação em uma empresa?</text:p>
          <text:p text:style-name="P20"><text:span text:style-name="T4">Os sistemas de informação automatizam muitas etapas que antes eram executadas manualmente, tais como verificar o crédito de um cliente ou gerar uma ordem de fatura ou expedição. </text:span><text:span text:style-name="T8">O departamento de sistema de informação é a unidade organizacional formal responsável pelos serviços de tecnologia da informação. Esse departamento é responsável pela manutenção dos equipamentos (hardware), programas (software), armazenagem de dados e redes que compreendem a infraestrutura de TI da empresa. O departamento de sistemas de informação é composto por especialistas como programadores, analistas de sistemas, líderes de projetos e gerentes de sistemas de informação; geralmente é chefiado por um CIO.</text:span></text:p>
        </text:list-item>
      </text:list>
      <text:p text:style-name="P11"/>
      <text:p text:style-name="P6">Administrando uma empresa e suas hierarquias</text:p>
      <text:p text:style-name="P12">A hierarquia da administração é composta pela gerência sênior, que toma decisões estratégicas de longo prazo a respeito de produtos e serviços, além de garantir o desempenho financeiro da empresa; pela gerência média, que conduz os programas e planos determinados pela gerência sênior; e pela gerência operacional, responsável por monitorar as atividades diárias. Os trabalhadores do conhecimento, tais como engenheiros, cientistas e arquitetos projetam produtos ou serviços e criam novos conhecimentos para a empresa, enquanto os trabalhadores de dados, como secretárias ou arquivistas, auxiliam os demais níveis cuidando dos documentos e registros. Os trabalhadores de serviços ou da produção são os que realmente fabricam os produtos ou prestam os serviços.</text:p>
      <text:p text:style-name="P12"/>
      <text:p text:style-name="P7"/>
      <text:p text:style-name="P7"><text:soft-page-break/>Aplicativos Integrados</text:p>
      <text:p text:style-name="P13">Existem quatro grandes aplicativos organizacionais integrados: sistemas integrados, sistemas de gestão da cadeia de suprimentos, sistemas de gestão do relacionamento com o cliente e sistemas de gestão do conhecimento. Cada um desses aplicativos integra um conjunto relacionado de funções e processos de negócio, a fim de melhorar o desempenho da organização como um todo. <text:s/>Os sistemas integrados, também conhecidos como sistemas de planejamento de recursos emprsariais (ERP — enterprise resource planning), são utilizados para integrar processos de negócio nas áreas de manufatura e produção, finanças e contabilidade, vendas e marketing e recursos humanos em um único sistema de software. Com isso, a informação, anteriormente fragmentada em sistemas distintos, é armazenada em um único repositório de dados abrangente, a partir do qual pode ser utilizada por muitas partes diferentes da empresa.</text:p>
      <text:p text:style-name="P13"/>
      <text:p text:style-name="P8">Intranets e extranets</text:p>
      <text:p text:style-name="P14">Os aplicativos integrados alteram profundamente a maneira como uma empresa conduz seus negócios e oferecem muitas oportunidades de integração de dados de negócios importantes em um único sistema. Eles também, muitas vezes, são caros e difíceis de implantar. As organizações que não têm condições de investir em aplicativos integrados podem conseguir a integração de dados, clientes, fornecedores e de seus próprios processos de negócio pelo uso de intranets e extranets.</text:p>
      <text:p text:style-name="P14">Intranets são simplesmente sites internos da empresa acessados somente pelos funcionários. O termo “intranet” refere-se a uma rede interna, em contraste com a Internet, que é uma rede pública que liga as organizações e outras redes externas. A Intranet usa as mesmas tecnologias e técnicas utilizadas pela Internet, e muitas vezes elas são simplesmente uma área de acesso privado no site da empresa. Extranets são sites das empresas que são acessíveis a vendedores e fornecedores autorizados, e muitas vezes são utilizados para gerenciar o movimento de suprimentos por toda a cadeia de produção da empres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25:28.625551980</meta:creation-date>
    <dc:date>2020-06-22T14:53:31.270047746</dc:date>
    <meta:editing-duration>PT1H14M36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4" meta:paragraph-count="26" meta:word-count="1339" meta:character-count="9157" meta:non-whitespace-character-count="7845"/>
  </office:meta>
</office:document-meta>
</file>